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gradient" draw:fill-color="#33ccff" draw:fill-gradient-name="Gradient_20_7" draw:textarea-horizontal-align="center" draw:textarea-vertical-align="middle" draw:auto-grow-height="false" draw:fit-to-size="false" fo:padding-top="0.13cm" fo:padding-bottom="0.13cm" fo:padding-left="0.25cm" fo:padding-right="0.25cm" fo:wrap-option="no-wrap" draw:shadow="visible" draw:shadow-offset-x="0.035cm" draw:shadow-offset-y="0.035cm" draw:shadow-color="#c0c0c0" draw:shadow-opacity="80%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text:enable-numbering="false" fo:margin-left="0cm" fo:margin-right="0cm" fo:text-indent="0cm" style:writing-mode="lr-tb"/>
      <style:text-properties fo:font-family="Impact" style:font-family-generic="roman" fo:letter-spacing="0.001cm" fo:font-style="normal" fo:font-weight="normal" style:font-family-asian="Impact" style:font-family-generic-asian="roman" style:font-family-complex="Impact" style:font-family-generic-complex="roman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family="Impact" style:font-family-generic="roman" fo:letter-spacing="0.001cm" fo:font-style="normal" fo:font-weight="normal" style:font-family-asian="Impact" style:font-family-generic-asian="roman" style:font-family-complex="Impact" style:font-family-generic-complex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g>
          <draw:custom-shape draw:style-name="gr1" draw:text-style-name="P1" draw:layer="layout" svg:width="1.994cm" svg:height="2.037cm" svg:x="25.4cm" svg:y="0.6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2" draw:text-style-name="P3" draw:layer="layout" svg:width="1.385cm" svg:height="1.028cm" svg:x="25.731cm" svg:y="1.111cm">
            <text:p text:style-name="P2"><text:span text:style-name="T1">FTF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draw:g>
        <draw:custom-shape draw:style-name="gr1" draw:text-style-name="P1" draw:layer="layout" svg:width="1.993cm" svg:height="2.037cm" svg:x="5.433cm" svg:y="0.62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7cm" svg:height="1.19cm" svg:x="5.98cm" svg:y="1.031cm">
          <text:p text:style-name="P2"><text:span text:style-name="T1">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1.994cm" svg:height="2.037cm" svg:x="0.617cm" svg:y="0.625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7cm" svg:height="1.19cm" svg:x="1.041cm" svg:y="1.031cm">
          <text:p text:style-name="P2"><text:span text:style-name="T1">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1.994cm" svg:height="2.038cm" svg:x="3.016cm" svg:y="0.64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7cm" svg:height="1.191cm" svg:x="3.594cm" svg:y="1.048cm">
          <text:p text:style-name="P2"><text:span text:style-name="T1">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1.993cm" svg:height="2.038cm" svg:x="8.004cm" svg:y="0.64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7cm" svg:height="1.191cm" svg:x="8.489cm" svg:y="1.048cm">
          <text:p text:style-name="P2"><text:span text:style-name="T1">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1.994cm" svg:height="2.038cm" svg:x="10.42cm" svg:y="0.642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8cm" svg:height="1.191cm" svg:x="10.984cm" svg:y="1.048cm">
          <text:p text:style-name="P2"><text:span text:style-name="T1">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1.993cm" svg:height="2.037cm" svg:x="5.484cm" svg:y="10.0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7cm" svg:height="1.19cm" svg:x="6.031cm" svg:y="10.416cm">
          <text:p text:style-name="P2"><text:span text:style-name="T1">3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1.994cm" svg:height="2.037cm" svg:x="0.668cm" svg:y="10.0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7cm" svg:height="1.19cm" svg:x="1.092cm" svg:y="10.416cm">
          <text:p text:style-name="P2"><text:span text:style-name="T1">1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1.994cm" svg:height="2.038cm" svg:x="3.067cm" svg:y="10.02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7cm" svg:height="1.191cm" svg:x="3.645cm" svg:y="10.433cm">
          <text:p text:style-name="P2"><text:span text:style-name="T1">2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1.993cm" svg:height="2.038cm" svg:x="8.055cm" svg:y="10.02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7cm" svg:height="1.191cm" svg:x="8.54cm" svg:y="10.433cm">
          <text:p text:style-name="P2"><text:span text:style-name="T1">4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1" draw:text-style-name="P1" draw:layer="layout" svg:width="1.994cm" svg:height="2.038cm" svg:x="10.471cm" svg:y="10.027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3" draw:layer="layout" svg:width="0.918cm" svg:height="1.191cm" svg:x="10.956cm" svg:y="10.433cm">
          <text:p text:style-name="P2"><text:span text:style-name="T1">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rectangular" draw:cx="50%" draw:cy="50%" draw:start-color="#33ccff" draw:end-color="#3333cc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creation-date>2008-10-12T10:56:06</meta:creation-date>
    <dc:date>2010-04-10T18:42:33.96</dc:date>
    <meta:editing-cycles>2</meta:editing-cycles>
    <meta:editing-duration>PT04H48M25S</meta:editing-duration>
    <dc:creator>J Keller</dc:cre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